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664" officeooo:paragraph-rsid="000376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<text:s/><text:tab/>cd /etc</text:p>
      <text:p text:style-name="P1"><text:tab/>ls</text:p>
      <text:p text:style-name="P1"/>
      <text:p text:style-name="P1">2: <text:tab/>ls -t</text:p>
      <text:p text:style-name="P1"/>
      <text:p text:style-name="P1">3:<text:tab/>ls -tr</text:p>
      <text:p text:style-name="P1"/>
      <text:p text:style-name="P1">4:<text:tab/>ls -lh</text:p>
      <text:p text:style-name="P1"/>
      <text:p text:style-name="P1"/>
      <text:p text:style-name="P1">5: <text:tab/>ls –group-directories-first</text:p>
      <text:p text:style-name="P1"/>
      <text:p text:style-name="P1">6:<text:tab/>ls -l –sort=size</text:p>
      <text:p text:style-name="P1"/>
      <text:p text:style-name="P1">7:<text:tab/>ls -lr --sort=size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3:53:43.255894984</meta:creation-date>
    <dc:date>2015-11-15T14:09:27.652992253</dc:date>
    <meta:editing-duration>PT34S</meta:editing-duration>
    <meta:editing-cycles>1</meta:editing-cycles>
    <meta:document-statistic meta:table-count="0" meta:image-count="0" meta:object-count="0" meta:page-count="1" meta:paragraph-count="8" meta:word-count="25" meta:character-count="115" meta:non-whitespace-character-count="92"/>
    <meta:generator>LibreOffice/4.2.8.2$Linux_X86_64 LibreOffice_project/420m0$Build-2</meta:generator>
  </office:meta>
</office:document-meta>
</file>